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>Perfecto. Con esa directriz clara —una sección breve, conceptual, sin anticipar demasiado—, aquí tienes un borrador sobrio y sugestivo para la <text:span text:style-name="Strong_20_Emphasis">sección 3: Cálculo viviente</text:span>:</text:p>
      <text:p text:style-name="Horizontal_20_Line"/>
      <text:h text:style-name="Heading_20_2" text:outline-level="2">3. Cálculo viviente</text:h>
      <text:p text:style-name="Text_20_body">A primera vista, la vida parece una colección de organismos: animales, plantas, hongos, microbios... Los clasificamos por especie, los estudiamos por separado, y creemos entenderlos al describir sus formas, comportamientos o hábitats.</text:p>
      <text:p text:style-name="Text_20_body">Pero hay otra forma de mirar.</text:p>
      <text:p text:style-name="Text_20_body">En lugar de observar cuerpos, podríamos observar <text:span text:style-name="Strong_20_Emphasis">procesos</text:span>.<text:line-break/>En lugar de ver organismos, podríamos ver <text:span text:style-name="Strong_20_Emphasis">ADN que se copia a sí mismo</text:span>, generación tras generación.<text:line-break/>Lo que se transmite no es solo materia, sino <text:span text:style-name="Strong_20_Emphasis">información</text:span>.</text:p>
      <text:p text:style-name="Text_20_body">La reproducción, lejos de ser un simple mecanismo biológico, puede entenderse como una operación lógica: una transformación de datos que produce nuevas variantes de una misma cadena, y que, al repetirse millones de veces a lo largo del tiempo, <text:span text:style-name="Strong_20_Emphasis">realiza una clase de cálculo</text:span>.</text:p>
      <text:p text:style-name="Text_20_body">No hablaremos aún de cómo funciona ese cálculo, ni de qué problemas resuelve.<text:line-break/>Eso lo exploraremos en los próximos capítulos, donde veremos cómo estos procesos pueden imitar, o incluso superar, ciertas capacidades del pensamiento racional.</text:p>
      <text:p text:style-name="Text_20_body">Pero por ahora basta con proponer esta idea:</text:p>
      <text:p text:style-name="Quotations">que la vida, en su conjunto, no solo sobrevive, se adapta o evoluciona...<text:line-break/>sino que <text:span text:style-name="Strong_20_Emphasis">procesa información</text:span>.<text:line-break/>Que no es solo algo que vive, sino <text:span text:style-name="Strong_20_Emphasis">algo que piensa</text:span>.</text:p>
      <text:p text:style-name="Horizontal_20_Line"/>
      <text:p text:style-name="Text_20_body">¿Quieres que este cierre se conecte suavemente con la sección mística siguiente, o prefieres que mantengamos las transiciones más racionales y sobrias hasta llegar a la parte reflexiva? También puedo armar una <text:a xlink:type="simple" xlink:href="https://chatgpt.com/c/f" text:style-name="Internet_20_link" text:visited-style-name="Visited_20_Internet_20_Link">versión con analogías matemáticas</text:a> si quieres reforzar la idea del cálculo sin ser técnico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15T10:19:31.462000000</meta:creation-date>
    <dc:date>2025-06-15T10:20:15.615000000</dc:date>
    <meta:editing-duration>PT44S</meta:editing-duration>
    <meta:editing-cycles>1</meta:editing-cycles>
    <meta:document-statistic meta:table-count="0" meta:image-count="0" meta:object-count="0" meta:page-count="1" meta:paragraph-count="10" meta:word-count="263" meta:character-count="1678" meta:non-whitespace-character-count="1426"/>
    <meta:generator>LibreOffice/7.3.5.2$Windows_X86_64 LibreOffice_project/184fe81b8c8c30d8b5082578aee2fed2ea847c01</meta:generator>
  </office:meta>
</office:document-meta>
</file>